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3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P7" style:family="paragraph" style:parent-style-name="Standard">
      <style:paragraph-properties fo:margin-left="0.5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 fo:break-before="pag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true" fo:line-height="100%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true" fo:line-height="100%" fo:text-indent="-0.25in" style:auto-text-indent="false"/>
      <style:text-properties officeooo:paragraph-rsid="001e23a0"/>
    </style:style>
    <style:style style:name="P13" style:family="paragraph" style:parent-style-name="Standard" style:list-style-name="WWNum1">
      <style:paragraph-properties fo:margin-left="1in" fo:margin-right="0in" fo:margin-top="0in" fo:margin-bottom="0in" loext:contextual-spacing="true" fo:line-height="100%" fo:text-indent="-0.25in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1">
      <style:paragraph-properties fo:margin-left="1in" fo:margin-right="0in" fo:margin-top="0in" fo:margin-bottom="0in" loext:contextual-spacing="true" fo:line-height="100%" fo:text-indent="-0.25in" style:auto-text-indent="false"/>
      <style:text-properties style:font-name="Arial" officeooo:paragraph-rsid="001e23a0" style:font-name-asian="Arial1" style:font-name-complex="Arial1"/>
    </style:style>
    <style:style style:name="P15" style:family="paragraph" style:parent-style-name="Standard" style:list-style-name="WWNum1">
      <style:paragraph-properties fo:margin-left="1in" fo:margin-right="0in" fo:margin-top="0in" fo:margin-bottom="0in" loext:contextual-spacing="true" fo:line-height="100%" fo:text-indent="-0.25in" style:auto-text-indent="false"/>
      <style:text-properties style:font-name="Arial" officeooo:rsid="001e23a0" officeooo:paragraph-rsid="001e23a0" style:font-name-asian="Arial1" style:font-name-complex="Arial1"/>
    </style:style>
    <style:style style:name="P16" style:family="paragraph" style:parent-style-name="Standard" style:list-style-name="WWNum1">
      <style:paragraph-properties fo:margin-left="1in" fo:margin-right="0in" fo:margin-top="0in" fo:margin-bottom="0in" loext:contextual-spacing="true" fo:line-height="100%" fo:text-indent="-0.25in" style:auto-text-indent="false"/>
      <style:text-properties officeooo:rsid="001e23a0" officeooo:paragraph-rsid="001e23a0"/>
    </style:style>
    <style:style style:name="P17" style:family="paragraph" style:parent-style-name="Standard" style:list-style-name="WWNum1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e23a0"/>
    </style:style>
    <style:style style:name="P18" style:family="paragraph" style:parent-style-name="Title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T3" style:family="text">
      <style:text-properties style:font-name="Arial" fo:font-size="10pt" fo:font-weight="normal" officeooo:rsid="001e23a0" style:font-name-asian="Arial1" style:font-size-asian="10pt" style:font-weight-asian="normal" style:font-name-complex="Arial1" style:font-size-complex="10pt"/>
    </style:style>
    <style:style style:name="T4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5" style:family="text">
      <style:text-properties style:font-name="Arial" fo:font-weight="bold" style:font-name-asian="Arial1" style:font-weight-asian="bold" style:font-name-complex="Arial1"/>
    </style:style>
    <style:style style:name="T6" style:family="text">
      <style:text-properties officeooo:rsid="001e23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CS 162</text:p>
      <text:p text:style-name="P4">Quiz #1</text:p>
      <text:p text:style-name="P1"/>
      <text:p text:style-name="P5">Instructions:</text:p>
      <text:p text:style-name="P7">Answer and explain each question.</text:p>
      <text:p text:style-name="P3"/>
      <text:p text:style-name="P7">Be sure to try answering these on your own first, and only after you have tried these without notes should you go to your notes or the Internet.</text:p>
      <text:p text:style-name="P3"/>
      <text:p text:style-name="P1"/>
      <text:list xml:id="list3327002065517240050" text:style-name="WWNum1">
        <text:list-item>
          <text:p text:style-name="P9">(2 pts)(Design; using javax.swing and java.awt)</text:p>
          <text:list>
            <text:list-item>
              <text:p text:style-name="P13">Create a design that includes a JFrame, a JPanel, a JLabel, and a JButton, have the layout manager on the JPanel be a new FlowLayout object, have each of the objects located in an appropriate location.<text:line-break/></text:p>
            </text:list-item>
            <text:list-item>
              <text:p text:style-name="P13">Name your design file quiz1Design (doc, pdf, or png format)<text:line-break/></text:p>
            </text:list-item>
            <text:list-item>
              <text:p text:style-name="P13">Upload your design into the Google Drive folder your instructor shared with you in the week1 subfolder.<text:line-break/></text:p>
            </text:list-item>
          </text:list>
        </text:list-item>
        <text:list-item>
          <text:p text:style-name="P8"><text:span text:style-name="T2">(</text:span><text:span text:style-name="T1">2</text:span><text:span text:style-name="T2"> pts)(Testing; using Scanner, output, input)</text:span></text:p>
        </text:list-item>
      </text:list>
      <text:p text:style-name="P2"><text:span text:style-name="T1">Assume that I d</text:span><text:span text:style-name="T2">eclare and instantiate an object of type Scanner called rawInput</text:span><text:span text:style-name="T1">.</text:span></text:p>
      <text:p text:style-name="P2"><text:span text:style-name="T1">I then have my program </text:span><text:span text:style-name="T2">ask the user to enter their favorite</text:span><text:span text:style-name="T1"> number.</text:span></text:p>
      <text:p text:style-name="P2"><text:span text:style-name="T1">I then </text:span><text:span text:style-name="T2">receive that </text:span><text:span text:style-name="T1">number </text:span><text:span text:style-name="T2">from the user using the nextInt method of the S</text:span><text:span text:style-name="T1">c</text:span><text:span text:style-name="T2">anner object</text:span><text:span text:style-name="T1">.</text:span><text:span text:style-name="T2"> </text:span></text:p>
      <text:p text:style-name="P2"><text:span text:style-name="T1">I lastly </text:span><text:span text:style-name="T2">print it back out to them using the System.out.println method.<text:line-break/></text:span></text:p>
      <text:list xml:id="list110526550008768" text:continue-numbering="true" text:style-name="WWNum1">
        <text:list-item>
          <text:list>
            <text:list-item>
              <text:p text:style-name="P13">What would be good tests to test for a valid input?<text:line-break/><text:span text:style-name="T6">As the user if the number was correct.</text:span></text:p>
              <text:p text:style-name="P15">Make sure that the input is, in fact a number.</text:p>
              <text:p text:style-name="P13"/>
            </text:list-item>
            <text:list-item>
              <text:p text:style-name="P14">What would be good tests to test for invalid input?</text:p>
              <text:p text:style-name="P14"><text:span text:style-name="T6">Ask the user if the number was correct.</text:span></text:p>
              <text:p text:style-name="P14"><text:span text:style-name="T6">Make sure that the input is, in fact a number</text:span><text:line-break/></text:p>
            </text:list-item>
            <text:list-item>
              <text:p text:style-name="P13">What are some inputs that might have strange behavior?</text:p>
              <text:p text:style-name="P15">Strings, floats, booleans</text:p>
            </text:list-item>
          </text:list>
        </text:list-item>
      </text:list>
      <text:p text:style-name="P6"><text:line-break/></text:p>
      <text:list xml:id="list110524815960351" text:continue-numbering="true" text:style-name="WWNum1">
        <text:list-item>
          <text:p text:style-name="P8"><text:span text:style-name="T2">(</text:span><text:span text:style-name="T1">3</text:span><text:span text:style-name="T2"> pts)(Implement</text:span><text:span text:style-name="T1">; using</text:span><text:span text:style-name="T2"> </text:span><text:span text:style-name="T1">F</text:span><text:span text:style-name="T2">ile</text:span><text:span text:style-name="T1"> and</text:span><text:span text:style-name="T2"> String)</text:span></text:p>
        </text:list-item>
      </text:list>
      <text:p text:style-name="P2"><text:span text:style-name="T1">We want to have </text:span><text:span text:style-name="T2">an object of type File called </text:span><text:span text:style-name="T4">myFi</text:span><text:span text:style-name="T1">. pointing to a file named </text:span><text:span text:style-name="T5">filNam</text:span><text:span text:style-name="T1">.<text:line-break/></text:span></text:p>
      <text:list xml:id="list110525788641617" text:continue-numbering="true" text:style-name="WWNum1">
        <text:list-item>
          <text:list>
            <text:list-item>
              <text:p text:style-name="P12"><text:span text:style-name="T1">Write the code necessary to </text:span><text:span text:style-name="T2">Instantiate a new File object</text:span><text:span text:style-name="T1"> named </text:span><text:span text:style-name="T5">myFi</text:span><text:span text:style-name="T2"> assuming the filename that the program wants to use is already stored in a String object called </text:span><text:span text:style-name="T4">inFile</text:span><text:span text:style-name="T2">.</text:span></text:p>
              <text:p text:style-name="P12"><text:span text:style-name="T3">File myFl = new File(inFile);</text:span><text:span text:style-name="T2"><text:line-break/></text:span></text:p>
              <text:p text:style-name="P17"><text:span text:style-name="T2"/></text:p>
            </text:list-item>
          </text:list>
        </text:list-item>
        <text:list-item>
          <text:p text:style-name="P10"><text:span text:style-name="T2">(</text:span><text:span text:style-name="T1">3</text:span><text:span text:style-name="T2"> pts)(Implement; using array, String, loop, concatenate, formatting)</text:span></text:p>
        </text:list-item>
      </text:list>
      <text:p text:style-name="P2"><text:span text:style-name="T1">Assume we have</text:span><text:span text:style-name="T2"> an array of Strings called </text:span><text:span text:style-name="T4">myStrs.<text:line-break/></text:span></text:p>
      <text:list xml:id="list110525115489941" text:continue-numbering="true" text:style-name="WWNum1">
        <text:list-item>
          <text:list>
            <text:list-item>
              <text:p text:style-name="P11"><text:span text:style-name="T1">Using a loop, w</text:span><text:span text:style-name="T2">rite the code necessary </text:span><text:span text:style-name="T1">to </text:span><text:span text:style-name="T2">concatenate each String in the array together into a </text:span><text:span text:style-name="T1">new S</text:span><text:span text:style-name="T2">tring you create called </text:span><text:span text:style-name="T4">sentence</text:span><text:span text:style-name="T2">. <text:s/>Be sure that the contents of </text:span><text:span text:style-name="T4">sentence</text:span><text:span text:style-name="T2"> </text:span><text:span text:style-name="T1">will be</text:span><text:span text:style-name="T2"> human</text:span><text:span text:style-name="T1"> readable</text:span><text:span text:style-name="T2">!</text:span></text:p>
              <text:p text:style-name="P16"><text:span text:style-name="T2">String sentence;</text:span></text:p>
              <text:p text:style-name="P16"><text:span text:style-name="T2">for(int i=0;i&lt;myStrs.length;i++) {</text:span></text:p>
              <text:list>
                <text:list-header>
                  <text:p text:style-name="P16"><text:span text:style-name="T2"><text:s text:c="6"/>sentence = newString+myStrs[i];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dc:date>2016-10-05T11:05:17.874375332</dc:date>
    <meta:editing-duration>PT11S</meta:editing-duration>
    <meta:editing-cycles>1</meta:editing-cycles>
    <meta:document-statistic meta:table-count="0" meta:image-count="0" meta:object-count="0" meta:page-count="2" meta:paragraph-count="32" meta:word-count="365" meta:character-count="2077" meta:non-whitespace-character-count="1738"/>
  </office:meta>
</office:document-meta>
</file>